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application/x-openoffice-gdimetafile;windows_formatname=&quot;GDIMetaFile&quot;" manifest:full-path="ObjectReplacements/Object 1"/>
  <manifest:file-entry manifest:media-type="text/xml" manifest:full-path="settings.xml"/>
  <manifest:file-entry manifest:media-type="text/xml" manifest:full-path="content.xml"/>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Times New Roman'" style:font-family-generic="roman"/>
    <style:font-face style:name="HelveticaNeue-Bold" svg:font-family="HelveticaNeue-Bold"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pl" fo:country="PL"/>
    </style:style>
    <style:style style:name="P2" style:family="paragraph" style:parent-style-name="Text_20_body" style:list-style-name="L1">
      <style:text-properties fo:language="pl" fo:country="PL"/>
    </style:style>
    <style:style style:name="P3" style:family="paragraph" style:parent-style-name="Text_20_body" style:list-style-name="L2">
      <style:text-properties fo:language="pl" fo:country="PL"/>
    </style:style>
    <style:style style:name="P4" style:family="paragraph" style:parent-style-name="Text_20_body">
      <style:paragraph-properties fo:text-align="center" style:justify-single-word="false"/>
      <style:text-properties fo:language="pl" fo:country="PL"/>
    </style:style>
    <style:style style:name="P5" style:family="paragraph" style:parent-style-name="Text_20_body">
      <style:paragraph-properties fo:margin-left="0cm" fo:margin-right="0cm" fo:text-indent="1.245cm" style:auto-text-indent="false"/>
      <style:text-properties fo:language="pl" fo:country="PL"/>
    </style:style>
    <style:style style:name="P6" style:family="paragraph" style:parent-style-name="Heading_20_2">
      <style:text-properties fo:language="pl" fo:country="PL"/>
    </style:style>
    <style:style style:name="P7" style:family="paragraph" style:parent-style-name="Drawing">
      <style:text-properties fo:language="pl" fo:country="PL"/>
    </style:style>
    <style:style style:name="P8" style:family="paragraph" style:parent-style-name="Heading_20_1">
      <style:text-properties fo:language="pl" fo:country="PL"/>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b 58%" fo:font-style="italic" style:font-style-asian="italic" style:font-style-complex="italic"/>
    </style:style>
    <style:style style:name="T4" style:family="text">
      <style:text-properties style:text-position="0% 100%" fo:font-style="italic" style:font-style-asian="italic" style:font-style-complex="italic"/>
    </style:style>
    <style:style style:name="T5" style:family="text">
      <style:text-properties style:text-position="0% 100%" fo:font-style="italic" fo:font-weight="normal" style:font-style-asian="italic" style:font-weight-asian="normal" style:font-style-complex="italic" style:font-weight-complex="normal"/>
    </style:style>
    <style:style style:name="T6" style:family="text">
      <style:text-properties style:text-position="0% 100%" fo:font-style="normal" style:font-style-asian="normal" style:font-style-complex="normal"/>
    </style:style>
    <style:style style:name="T7" style:family="text">
      <style:text-properties style:text-position="0% 100%" fo:font-style="normal" fo:font-weight="normal" style:font-style-asian="normal" style:font-weight-asian="normal" style:font-style-complex="normal" style:font-weight-complex="normal"/>
    </style:style>
    <style:style style:name="T8" style:family="text">
      <style:text-properties style:text-position="0% 100%" fo:font-weight="bold" style:font-weight-asian="bold" style:font-weight-complex="bold"/>
    </style:style>
    <style:style style:name="T9" style:family="text">
      <style:text-properties style:text-position="0% 100%" fo:font-weight="normal" style:font-weight-asian="normal" style:font-weight-complex="normal"/>
    </style:style>
    <style:style style:name="T10" style:family="text">
      <style:text-properties fo:background-color="#ffff00"/>
    </style:style>
    <style:style style:name="T11" style:family="text">
      <style:text-properties fo:font-weight="bold" style:font-weight-asian="bold" style:font-weight-complex="bold"/>
    </style:style>
    <style:style style:name="T12" style:family="text">
      <style:text-properties style:text-position="super 58%" fo:font-weight="bold" style:font-weight-asian="bold" style:font-weight-complex="bold"/>
    </style:style>
    <style:style style:name="T13" style:family="text">
      <style:text-properties fo:language="pl" fo:country="PL"/>
    </style:style>
    <style:style style:name="T14" style:family="text">
      <style:text-properties style:font-name="HelveticaNeue-Bold" fo:font-size="9pt" fo:font-weight="bold" style:font-name-asian="HelveticaNeue-Bold" style:font-size-asian="9pt" style:font-weight-asian="bold" style:font-name-complex="HelveticaNeue-Bold" style:font-size-complex="9pt" style:font-weight-complex="bold"/>
    </style:style>
    <style:style style:name="T15" style:family="text">
      <style:text-properties style:font-name="HelveticaNeue-Bold" fo:font-size="9pt" style:font-name-asian="HelveticaNeue-Bold" style:font-size-asian="9pt" style:font-name-complex="HelveticaNeue-Bold" style:font-size-complex="9pt"/>
    </style:style>
    <style:style style:name="T16" style:family="text">
      <style:text-properties style:font-name="Times New Roman" fo:font-weight="bold" style:font-weight-asian="bold" style:font-weight-complex="bold"/>
    </style:style>
    <style:style style:name="T17" style:family="text">
      <style:text-properties style:font-name="Times New Roman" fo:font-size="9pt" fo:font-weight="bold" style:font-name-asian="HelveticaNeue-Bold" style:font-size-asian="9pt" style:font-weight-asian="bold" style:font-name-complex="HelveticaNeue-Bold" style:font-size-complex="9pt" style:font-weight-complex="bold"/>
    </style:style>
    <style:style style:name="T18" style:family="text">
      <style:text-properties style:font-name="Times New Roman" fo:font-size="12pt" fo:font-weight="bold" style:font-size-asian="12pt" style:font-weight-asian="bold" style:font-size-complex="12pt" style:font-weight-complex="bold"/>
    </style:style>
    <style:style style:name="T19" style:family="text">
      <style:text-properties style:font-name="Times New Roman" fo:font-size="12pt" fo:font-weight="bold" style:font-name-asian="HelveticaNeue-Bold" style:font-size-asian="12pt" style:font-weight-asian="bold" style:font-name-complex="HelveticaNeue-Bold" style:font-size-complex="12pt" style:font-weight-complex="bold"/>
    </style:style>
    <style:style style:name="T20" style:family="text">
      <style:text-properties style:font-name="Times New Roman" fo:font-size="12pt" fo:font-weight="normal" style:font-size-asian="12pt" style:font-weight-asian="normal" style:font-size-complex="12pt" style:font-weight-complex="normal"/>
    </style:style>
    <style:style style:name="T21" style:family="text">
      <style:text-properties style:font-name="Times New Roman" fo:font-size="12pt" fo:font-weight="normal" style:font-name-asian="HelveticaNeue-Bold" style:font-size-asian="12pt" style:font-weight-asian="normal" style:font-name-complex="HelveticaNeue-Bold" style:font-size-complex="12pt" style:font-weight-complex="normal"/>
    </style:style>
    <style:style style:name="T22" style:family="text">
      <style:text-properties fo:font-size="9pt" style:font-name-asian="HelveticaNeue-Bold" style:font-size-asian="9pt" style:font-name-complex="HelveticaNeue-Bold" style:font-size-complex="9pt"/>
    </style:style>
    <style:style style:name="T23" style:family="text">
      <style:text-properties style:font-name-asian="HelveticaNeue-Bold" style:font-name-complex="HelveticaNeue-Bold"/>
    </style:style>
    <style:style style:name="T24"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top="0cm" fo:margin-bottom="0cm" style:vertical-pos="from-top" style:horizontal-pos="from-left" style:horizontal-rel="paragraph-content" fo:padding="0cm" fo:border="none"/>
    </style:style>
    <style:style style:name="fr2"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Rodzaje grupowania</text:h>
      <text:p text:style-name="P1"><text:tab/>Algorytmy grupowania można podzielić na kilka kategorii, ze względu na ich sposób działania. Wyróżnia się następujące <text:span text:style-name="T10">sposoby działania</text:span> algorytmów grupowania:</text:p>
      <text:list xml:id="list42465453" text:style-name="L1">
        <text:list-item>
          <text:p text:style-name="P2">Agregujące – dzielące: Algorytmy sumujące traktują początkowy zestaw danych jako zestaw zbiorów jednoelementowych i na podstawie zadanego kryterium łączą mniejsze zbiory w większe, dopóki nie zostanie osiągnięty warunek zakończenia (odpowiednia liczba zbiorów końcowych, odpowiednia średnia liczność elementów w zbiorach w aktualnej iteracji). Algorytmy dzielące przyjmują założenie, że dane początkowe, to jeden zbiór zawierający wszystkie obiekty. Zbiór ten jest dzielony na mniejsze według zadanego kryterium, którym może być na przykład średnia odległość grupy obiektów od pozostałych. Algorytm kończy się jeżeli osiągnie założone warunki podziału, podobnie jak w przypadku algorytmów sumujących.</text:p>
        </text:list-item>
        <text:list-item>
          <text:p text:style-name="P2">Sekwencyjne – równoległe: W algorytmach typu sekwencyjnego każda cecha porównywana jest osobno – np. najpierw porównywane są współrzędne X punktu, a dopiero później współrzędne Y. Przy bardziej skomplikowanych wektorach cech może to prowadzić do gorszych wyników grupowania obiektów. Niektóre z algorytmów grupowania działające tą metodą w wyniku potrafią dać 2<text:span text:style-name="T12">d</text:span><text:span text:style-name="T8"> </text:span><text:span text:style-name="T9">grup, gdzie </text:span><text:span text:style-name="T5">d</text:span><text:span text:style-name="T7"> jest liczbą wymiarów [jain 5, 11str]</text:span>. Przeciwnym podejściem do takiego grupowania jest grupowanie równoległe. Wiele lub wszystkie cechy porównywanych obiektów są jednocześnie brane pod uwagę – wzrasta minimalnie koszt obliczeniowy.</text:p>
        </text:list-item>
        <text:list-item>
          <text:p text:style-name="P2">Dokładne – rozmyte: W grupowaniu dokładnym każdy obiekt jest przypisywany <text:s/>do co najwyżej jednego zbioru (może być niesklasyfikowany, potraktowany jako szum, jeżeli nie mieści się w żadnym z przyjętych na początku zbiorów – kategorii obiektów). W grupowaniu rozmytym każdy obiekt może zostać przypisany do więcej niż jednego zbioru. Prezentacja wyników może być wtedy trochę bardziej złożona, ale za to wyniki grupowania mogą dokładniej odzwierciedlać rzeczywistość – rzadko da się przydzielić jakąś treść tylko do jednej kategorii.</text:p>
        </text:list-item>
        <text:list-item>
          <text:p text:style-name="P2">Deterministyczne – stochastyczne: Algorytmy deterministyczne dla określonych warunków początkowych i danych wejściowych zwrócą zawsze takie same wyniki. Stochastyczne wprowadzają element losowości do swojego działania, dlatego kilkukrotne uruchomienie takiego algorytmu dla tych samych danych wejściowych i warunków początkowych może dać różne wyniki.</text:p>
        </text:list-item>
        <text:list-item>
          <text:p text:style-name="P2"><text:soft-page-break/>Przyrostowe – nieprzyrostowe: Różnica między tymi dwoma typami grupowania polega na wykorzystaniu zasobów. Duża część algorytmów grupowania powstawała w czasach kiedy nie było tak wiele informacji do klasyfikowania i w miarę jak ilość danych dostępnych dla człowieka rosła, to algorytmy te zaczęły zawodzić – były zbyt nieefektywny, działały w sposób nieprzyrostowy. Wszystkie dane porównywały jednocześnie, w jednym przebiegu. Odpowiedzią na potrzebę zwiększenia wydajności algorytmów grupowania była ich modyfikacja – wprowadzenie działania przyrostowego.</text:p>
        </text:list-item>
      </text:list>
      <text:h text:style-name="P6" text:outline-level="2">Grupowanie hierarchiczne</text:h>
      <text:p text:style-name="P1"><text:tab/>Algorytmy grupowania, które produkują drzewo podziałów, nazywane są hierarchicznymi. W tego typu implementacjach grupowania użytkownik ma komfort pobrania podziału z dowolnego poziomu drzewa, na podstawie kryterium liczebności liści pod pobieranymi węzłami. Zwykle korzeniem takiego drzewa jest zbiór zawierający wszystkie elementy, a jego liśćmi są zbiory jednoelementowe, po jednym dla każdego obiektu, który znajdował się w zbiorze wejściowych danych.</text:p>
      <text:p text:style-name="P1"><text:tab/>Grupowanie hierarchiczne można podzielić na dwa podtypy:</text:p>
      <text:list xml:id="list42468810" text:style-name="L2">
        <text:list-item>
          <text:p text:style-name="P3">Z wiązaniem pojedynczym (ang. <text:span text:style-name="T1">single link</text:span>):<text:line-break/>Do określania przynależności obiektu do zbioru (podobieństwa) używana jest najmniejsza odległość pomiędzy badanym obiektem, a obiektem znajdującym się w analizowanym zbiorze. Podejście takie umożliwia powstanie efektu łańcuchowego – niepoprawnego podziału obiektów na grupy.</text:p>
        </text:list-item>
        <text:list-item>
          <text:p text:style-name="P3">Z wiązaniem pełnym (ang. <text:span text:style-name="T1">complete link</text:span>): <text:line-break/>W przeciwieństwie do wiązania pojedynczego, tutaj brana jest pod uwagę największa odległość pomiędzy obiektem, a innym obiektem z badanej grupy. Wyklucza to możliwość powstania efektu łańcuchowego. Wyniki grupowania algorytmami tego typu są zwykle zbiorami gęstymi.\</text:p>
        </text:list-item>
      </text:list>
      <text:p text:style-name="P1"><text:tab/>Analizując rezultaty algorytmów stosujących wiązanie pojedyncze można stwierdzić, że często dają grupy, które są poszarpane i wydłużone. Jednocześnie takie algorytmy są uznawane za bardziej wszechstronne, działające lepiej na nietypowych zbiorach danych [jain, 5.1, 13, rysunek], na których zastosowanie działania z wiązaniem pełnym nie przyniosłoby oczekiwanych rezultatów. Mimo tej zalety, uznaje się na podstawie wielu obserwacji [jain], że generalnie lepiej jest używać wiązania pełnego, daje ono zwykle lepsze, bardziej zwarte i użyteczne wyniki grupowania.</text:p>
      <text:h text:style-name="Heading_20_3" text:outline-level="3"><text:soft-page-break/>Przykłady algorytmów grupowania hierarchicznego</text:h>
      <text:p text:style-name="Text_20_body"><text:tab/>W tym rozdziale zaprezentowane zostaną przykładowe algorytmy grupowania hierarchicznego, z różnymi wiązaniami, działające agregująco. </text:p>
      <text:h text:style-name="Heading_20_4" text:outline-level="4">Algorytm grupowania z wiązaniem pojedynczym</text:h>
      <text:p text:style-name="Text_20_body">Działanie takiego algorytmu, działającego na zasadzie agregacji zbiorów można przedstawić za pomocą następujących kroków.</text:p>
      <text:p text:style-name="Text_20_body">[ tutaj przykładowy zbiór danych, pokazać jak działa]</text:p>
      <text:h text:style-name="Heading_20_4" text:outline-level="4">Algorytm grupowania z wiązaniem pełnym</text:h>
      <text:p text:style-name="Text_20_body"><text:tab/>Analogiczną, do powyższej, wersję algorytmu, różniącą się rodzajem wiązania, można opisać za pomocą następujących kroków. Widać że różni się [wymienić]. [przykładowe dane, opis].</text:p>
      <text:h text:style-name="Heading_20_4" text:outline-level="4">Zastosowanie hierarchii </text:h>
      <text:p text:style-name="Text_20_body"><text:tab/>Aby ten algorytm można było nazwać hierarchicznym, należy zastosować następujące kroki.</text:p>
      <text:h text:style-name="P6" text:outline-level="2">Grupowanie partycjonujące</text:h>
      <text:p text:style-name="P1"><text:tab/>Warunkiem początkowym w takich algorytmach jest istnienie początkowej struktury podziałów – czasami jest dokonywana heurystycznie na początku algorytmu. W każdym przebiegu algorytmy tego typu starają się zoptymalizować sposób podziału, rozpoczynając od tego pierwszego – przykładowego. Zwykle algorytm kończy się, jeżeli nie ma już zmian przynależności obiektów do zbiorów, albo średni błąd przydziału nie przekracza zadanej wartości.</text:p>
      <text:p text:style-name="P5">Takie algorytmy działają skutecznie przy dużych rozmiarach danych wejściowych. Największą ich wadą jest sposób ustalenia podziału początkowego, oraz określenia liczby klas (zbiorów) wyjściowych.</text:p>
      <text:p text:style-name="P1"><text:s text:c="4"/>Najpopularniejszym kryterium wykorzystywanym do określenia błędu podziału jest błąd kwadratowy, wyrażony wzorem:</text:p>
      <text:p text:style-name="P4"><draw:frame draw:style-name="fr1" draw:name="Ramka1" text:anchor-type="as-char" svg:y="-0.75cm" svg:width="4.969cm" draw:z-index="0"><draw:text-box fo:min-height="1.177cm"><text:p text:style-name="P7"><draw:frame draw:style-name="fr2" draw:name="Obiekt1" text:anchor-type="paragraph" svg:x="0.004cm" svg:y="0.002cm" svg:width="4.969cm" style:rel-width="100%" svg:height="1.177cm" style:rel-height="scale" draw:z-index="1"><draw:object xlink:href="./Object 1" xlink:type="simple" xlink:show="embed" xlink:actuate="onLoad"/><draw:image xlink:href="./ObjectReplacements/Object 1" xlink:type="simple" xlink:show="embed" xlink:actuate="onLoad"/><svg:desc>formuła</svg:desc></draw:frame></text:p></draw:text-box></draw:frame></text:p>
      <text:p text:style-name="P1">Gdzie <text:span text:style-name="T1">c </text:span><text:span text:style-name="T2">to średni element w zbiorze </text:span><text:span text:style-name="T1">j</text:span><text:span text:style-name="T2"> a </text:span><text:span text:style-name="T1">x</text:span><text:span text:style-name="T3">i</text:span><text:span text:style-name="T4"> </text:span><text:span text:style-name="T6">to i-ty element tego zbioru.</text:span></text:p>
      <text:h text:style-name="Heading_20_3" text:outline-level="3"><text:soft-page-break/><text:span text:style-name="T6">Przykłady algorytmów partycjonujących</text:span></text:h>
      <text:p text:style-name="Text_20_body"><text:span text:style-name="T6"><text:tab/>W tym rozdziale [wstępniak]</text:span></text:p>
      <text:h text:style-name="Heading_20_4" text:outline-level="4"><text:span text:style-name="T6">Algorytm k-środków / średnich</text:span></text:h>
      <text:p text:style-name="P1"><text:tab/>Najczęściej stosowanym algorytmem typu partycjonującego jest algorytm k-środków. Jego pierwszym krokiem jest dobór podziałów początkowych. Następnie wyznaczane są środki tych przedziałów (tzw. elementy średnie) i modyfikowane są <text:s/>przydziały elementów, które w danym zbiorze znajdują się najdalej od środka. Ostatnim krokiem każdej iteracji jest obliczenie błędu kwadratowego otrzymanego podziału. Algorytm zostaje zatrzymany, jeżeli w kolejnej iteracji nie dokonano żadnej zmiany przydziału lub jeżeli błąd kwadratowy podziału (lub jego zmiana) nie przekracza wartości określonej arbitralnie w warunkach początkowych algorytmu.</text:p>
      <text:p text:style-name="P1"><text:tab/>K-środków jest bardzo wrażliwy na podział początkowy. Przy złym podziale iteracje mogą utknąć w minimum lokalnym kryterium oceny błędu i nie dawać lepszych podziałów, ponieważ każda kolejna iteracja powodowałaby pogorszenie osiągniętej wartości błędu kwadratowego. Algorytm ten jest za to prosty w implementacji i ma małą złożoność obliczeniową: O(n), gdzie n – jest liczbą obiektów wejściowych.</text:p>
      <text:h text:style-name="Heading_20_4" text:outline-level="4">Algorytm błędu kwadratowego</text:h>
      <text:p text:style-name="Text_20_body"><text:tab/>Ten algorytm działa na podobnej zasadzie co powyższy, tylko że [dopisać]</text:p>
      <text:h text:style-name="P6" text:outline-level="2">Grupowanie oparte na grafach</text:h>
      <text:p text:style-name="P1"><text:tab/>W dosyć długiej historii algorytmów grupowania powstało kilka takich, które korzystają z teorii grafów. Jednym z nich – chyba najpopularniejszym w tej kategorii – jest algorytm tworzący dla danych wejściowych minimalne drzewo rozpinające. Wagi krawędzi w takim drzewie są odpowiednio wyznaczane na podstawie odległości dwóch obiektów od siebie, przy pomocy wybranej wcześniej miary odległości. Krawędzie z największymi wagami są usuwane, co prowadzi do powstania rozłącznych pod-grafów – podziałów wynikowych. Kryterium zakończenia może stanowić liczba uzyskanych podziałów albo średnia waga krawędzi w zbiorze krawędzi nieusuniętych.</text:p>
      <text:p text:style-name="P1"><text:tab/>Algorytm ten ma jedną dosyć poważną wadę. Jego wyniki są podobne do algorytmu grupowania hierarchicznego z wiązaniem pojedynczym – może wystąpić efekt łańcuchowy, czyli podział, w którym obiekty są od siebie bardzo różne, ale istnieje wśród nich jeden podobny, zapewniający przynależność do zbioru.</text:p>
      <text:h text:style-name="P6" text:outline-level="2"><text:soft-page-break/>Inne rodzaje grupowania</text:h>
      <text:p text:style-name="Text_20_body"><text:span text:style-name="T13"><text:tab/>Istnieją inne sposobu wykonywania grupowania, takie jak: [wymienić] </text:span></text:p>
      <text:h text:style-name="Heading_20_4" text:outline-level="4"><text:span text:style-name="T13">Grupowanie kontekstowe</text:span></text:h>
      <text:p text:style-name="P1"><text:tab/>Algorytm grupowania kontekstowego, zwany też grupowaniem najbliższego sąsiedztwa. Algorytmu tego rodzaju rozpoczynają działanie od wielu jednoelementowych zbiorów obiektów. Obiekty łączy się w grupy, tworzone na podstawie łączenia ze sobą obiektów, które stanowią swoje bliskie sąsiedztwo (według ustalonego na początku kryterium). Sąsiedztwo to może być określane miarą liczby wspólnych sąsiadów, albo jedną z typowych miar odległości. Algorytm kończy się, gdy nie ma już wolnych obiektów lub gdy wolne obiekty nie dają się zakwalifikować do jednej z istniejących grup (są wtedy traktowane jako zakłócenia).</text:p>
      <text:h text:style-name="Heading_20_4" text:outline-level="4">Grupowanie z użyciem sieci neuronowych</text:h>
      <text:p text:style-name="P1"><text:tab/>Grupowanie może być wykonane z wykorzystaniem sieci neuronowych. Zawęża to trochę możliwości wyboru cech, ponieważ do porównania mogą być użyte tylko te liczbowe. Potrzebne jest również uczenie takiej sieci – zdefiniowanie jakiegoś kryterium jakości podziału, na przykład podobieństwa do już istniejącego podziału takich danych. Takie podejście pozwala rozproszyć i zrównoleglić przetwarzanie. Użycie sieci neuronowych umożliwia wykorzystanie ich właściwości (adaptacyjności) do selekcji najlepszych cech obiektów i wykorzystanie ich potem w innym algorytmie grupowania.</text:p>
      <text:h text:style-name="Heading_20_4" text:outline-level="4">Grupowanie ewolucyjne</text:h>
      <text:p text:style-name="P1"><text:tab/>Kolejnym rodzajem jest grupowanie ewolucyjne. Tutaj, podobnie jak w grupowaniu partycjonującym, również trzeba ustalić jakiś podział początkowy. Kryterium przeżycia podziału jest często średni błąd kwadratowy. Każdy podział jest traktowany jako jeden chromosom. Stosując operacje selekcji, mutacji i rekombinacji buduje się nowe zestawy podziałów. Po pewnej liczbie iteracji algorytm powinien przynieść wyniki w postaci podziałów o stosunkowo niskim średnim błędzie kwadratowym.</text:p>
      <text:h text:style-name="Heading_20_4" text:outline-level="4">Wyszukiwanie wzorca ??</text:h>
      <text:p text:style-name="Text_20_body"><text:tab/><text:span text:style-name="T20">[</text:span><text:span text:style-name="T21">Mixture-Resolving and Mode-Seeking Algorithms - jain]</text:span></text:p>
      <text:h text:style-name="Heading_20_4" text:outline-level="4">Podsumowanie</text:h>
      <text:p text:style-name="P1"><text:tab/>Warto zaznaczyć, że można również stosować algorytmy hybrydowe. Polega to na zastosowaniu do jednego zbioru danych różnych typów algorytmów, i ustaleniu wyniku na przykład <text:soft-page-break/>poprzez głosowanie – nadając poszczególnym wynikom różne wagi, ustalone na drodze eksperymentów. Każdy z użytych algorytmów może na wejściu otrzymać taki sam opis obiektów, albo tylko częściowy – pozwalający na jak najbardziej efektywne wykorzystanie danego algorytmu. Podział danych wejściowym między różne algorytmy może się opierać na logice związanej z grupowanymi obiektami. Można na przykład wykonać grupowanie na wektorach cech obliczonych na podstawie bibliografii i liczby odwołań do niej, wyznaczonej dla każdego dokumentu znajdującego się w zadanym zbiorze. Dołączyć do tego grupowanie wykonane na podstawie abstraktów dokumentów i grupowanie przeprowadzone na podstawie całej treści. Tak powstałe 3 wyniki grupowania można opisać za pomocą wektora cech informującego o podobieństwie dokumentów w każdym z tych 3 rezultatów i przeprowadzić na tym kolejne grupowanie.</text:p>
      <text:p text:style-name="P1">Rozwiązanie takie może dać bardzo dokładne wyniki, odwzorowując faktyczne podobieństwo tematyczne badanych dokumentów, ale jednocześnie byłoby bardzo kosztowne czasowo.<office:annotation><dc:creator>Zbigniew Tadeusz Manasterski</dc:creator><dc:date>2013-02-07T23:03:44.73</dc:date><text:p text:style-name="P9"><text:span text:style-name="T24">Wstawić odwołanie do rozdziału lub bibliografii, gdzie będą przeprowadzone podobne eksperymenty, uzasadnienie dlaczego to będzie kosztowne.</text:span></text:p></office:annotation>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1" svg:font-family="'Times New Roman', 'Times New Roman'" style:font-family-generic="roman"/>
    <style:font-face style:name="HelveticaNeue-Bold" svg:font-family="HelveticaNeue-Bold"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l" fo:country="PL"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er" style:next-style-name="Text_20_body" style:default-outline-level="1" style:class="text" style:master-page-name="">
      <style:paragraph-properties fo:margin-top="0.499cm" fo:margin-bottom="0.499cm" fo:line-height="150%" style:page-number="auto" fo:break-before="page"/>
      <style:text-properties fo:font-size="115%" fo:font-weight="bold" style:font-size-asian="115%" style:font-weight-asian="bold" style:font-size-complex="115%" style:font-weight-complex="bold"/>
    </style:style>
    <style:style style:name="Default" style:family="paragraph" style:parent-style-name="Standard" style:master-page-name="">
      <style:paragraph-properties fo:text-align="start" style:justify-single-word="false" fo:hyphenation-ladder-count="no-limit" style:page-number="auto" style:text-autospace="none"/>
      <style:text-properties fo:color="#000000" style:font-name="Times New Roman1" fo:font-size="12pt" style:font-name-asian="Times New Roman1" style:font-size-asian="12pt" style:font-name-complex="Times New Roman1" style:font-size-complex="12pt" fo:hyphenate="true" fo:hyphenation-remain-char-count="2" fo:hyphenation-push-char-count="2"/>
    </style:style>
    <style:style style:name="Heading_20_2" style:display-name="Heading 2" style:family="paragraph" style:parent-style-name="Header" style:next-style-name="Text_20_body" style:default-outline-level="2" style:class="text">
      <style:paragraph-properties fo:margin-top="0.499cm" fo:margin-bottom="0.499cm" fo:line-height="150%"/>
      <style:text-properties fo:font-size="14pt" fo:font-style="italic"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er" style:next-style-name="Text_20_body" style:default-outline-level="3" style:class="text">
      <style:paragraph-properties fo:margin-top="0.499cm" fo:margin-bottom="0.499cm"/>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1H53S</meta:editing-duration>
    <meta:editing-cycles>83</meta:editing-cycles>
    <meta:generator>LibreOffice/3.4$Win32 LibreOffice_project/340m1$Build-302</meta:generator>
    <dc:date>2013-02-26T09:50:25.49</dc:date>
    <dc:creator>Zbigniew Tadeusz Manasterski</dc:creator>
    <meta:document-statistic meta:table-count="0" meta:image-count="0" meta:object-count="1" meta:page-count="6" meta:paragraph-count="51" meta:word-count="1507" meta:character-count="11578" meta:non-whitespace-character-count="10104"/>
    <meta:user-defined meta:name="Info 1"/>
    <meta:user-defined meta:name="Info 2"/>
    <meta:user-defined meta:name="Info 3"/>
    <meta:user-defined meta:name="Info 4"/>
  </office:meta>
</office:document-meta>
</file>

<file path=Object 1/content.xml><?xml version="1.0" encoding="utf-8"?>
<math xmlns="http://www.w3.org/1998/Math/MathML">
  <semantics>
    <mrow>
      <mrow>
        <msup>
          <mi>e</mi>
          <mrow>
            <mn>2</mn>
          </mrow>
        </msup>
      </mrow>
      <mrow>
        <mrow>
          <mo stretchy="false">(</mo>
          <mrow>
            <mi>H</mi>
            <mi>,</mi>
            <mi>L</mi>
          </mrow>
          <mo stretchy="false">)</mo>
        </mrow>
        <mo stretchy="false">=</mo>
        <mrow>
          <munderover>
            <mo stretchy="false">∑</mo>
            <mrow>
              <mrow>
                <mi>j</mi>
                <mo stretchy="false">=</mo>
                <mn>1</mn>
              </mrow>
            </mrow>
            <mrow>
              <mi>K</mi>
            </mrow>
          </munderover>
          <mrow>
            <munderover>
              <mo stretchy="false">∑</mo>
              <mrow>
                <mrow>
                  <mi>i</mi>
                  <mo stretchy="false">=</mo>
                  <mn>1</mn>
                </mrow>
              </mrow>
              <mrow>
                <msub>
                  <mi>n</mi>
                  <mrow>
                    <mi>j</mi>
                  </mrow>
                </msub>
              </mrow>
            </munderover>
            <msup>
              <mrow>
                <mo stretchy="false">∥</mo>
                <mrow>
                  <mrow>
                    <msubsup>
                      <mi>x</mi>
                      <mrow>
                        <mi>i</mi>
                      </mrow>
                      <mrow>
                        <mrow>
                          <mo stretchy="false">(</mo>
                          <mrow>
                            <mi>j</mi>
                          </mrow>
                          <mo stretchy="false">)</mo>
                        </mrow>
                      </mrow>
                    </msubsup>
                    <mo stretchy="false">−</mo>
                    <msub>
                      <mi>c</mi>
                      <mrow>
                        <mi>j</mi>
                      </mrow>
                    </msub>
                  </mrow>
                </mrow>
                <mo stretchy="false">∥</mo>
              </mrow>
              <mrow>
                <mn>2</mn>
              </mrow>
            </msup>
          </mrow>
        </mrow>
      </mrow>
    </mrow>
    <annotation encoding="StarMath 5.0">{e^{2}}(H, L) = sum from{j=1} to{K} sum from{i=1} to{n_{j}} ldline x_{i}^{(j)} - c_{j} rdline ^{2}  </annotation>
  </semantics>
</math>
</file>